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6pt" fo:font-weight="bold" style:font-size-asian="16pt" style:font-weight-asian="bold" style:font-name-complex="Arial"/>
    </style:style>
    <style:style style:name="P2" style:family="paragraph" style:parent-style-name="Standard">
      <style:text-properties style:font-name="Arial" fo:font-weight="bold" style:font-weight-asian="bold" style:font-name-complex="Arial"/>
    </style:style>
    <style:style style:name="P3" style:family="paragraph" style:parent-style-name="Standard">
      <style:text-properties style:font-name="Arial" style:font-name-complex="Arial"/>
    </style:style>
    <style:style style:name="P4" style:family="paragraph" style:parent-style-name="Standard" style:list-style-name="WW8Num2">
      <style:text-properties style:font-name="Arial" style:font-name-complex="Arial"/>
    </style:style>
    <style:style style:name="P5" style:family="paragraph" style:parent-style-name="Standard" style:list-style-name="WW8Num4">
      <style:text-properties style:font-name="Arial" style:font-name-complex="Arial"/>
    </style:style>
    <style:style style:name="P6" style:family="paragraph" style:parent-style-name="Standard" style:list-style-name="WW8Num5">
      <style:text-properties style:font-name="Arial" style:font-name-complex="Arial"/>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text-properties style:font-name="Arial" style:font-name-complex="Arial"/>
    </style:style>
    <style:style style:name="T1" style:family="text">
      <style:text-properties style:font-name="Arial" fo:font-size="16pt" fo:font-weight="bold" style:font-size-asian="16pt" style:font-weight-asian="bold" style:font-name-complex="Arial"/>
    </style:style>
    <style:style style:name="T2" style:family="text">
      <style:text-properties style:font-name="Arial" fo:font-weight="bold" style:font-weight-asian="bold" style:font-name-complex="Arial"/>
    </style:style>
    <style:style style:name="T3" style:family="text">
      <style:text-properties style:font-name="Arial"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Use Case UC1: Search and book an event</text:span></text:p>
      <text:p text:style-name="P1"/>
      <text:p text:style-name="P2"/>
      <text:p text:style-name="Standard"><text:span text:style-name="T2">Scope : </text:span><text:span text:style-name="T3">anucana system</text:span></text:p>
      <text:p text:style-name="P2"/>
      <text:p text:style-name="Standard"><text:span text:style-name="T2">Level ( user-goal / sub-function ) :</text:span><text:span text:style-name="T3"> user-goal</text:span></text:p>
      <text:p text:style-name="P2"/>
      <text:p text:style-name="Standard"><text:span text:style-name="T2">Primary Actor : </text:span><text:span text:style-name="T3">Community Member</text:span></text:p>
      <text:p text:style-name="P2"/>
      <text:p text:style-name="P2">Stakeholder and Interests : </text:p>
      <text:list xml:id="list5371711934614857904" text:style-name="WW8Num2">
        <text:list-item>
          <text:p text:style-name="P4">Finance Controller : Wants to keep his books updated with every booking of event.</text:p>
        </text:list-item>
      </text:list>
      <text:p text:style-name="P3"/>
      <text:list xml:id="list39427696" text:continue-numbering="true" text:style-name="WW8Num2">
        <text:list-item>
          <text:p text:style-name="P4">Sales and Marketing Agent : Wants to ensure appropriate branding of events by ensuring details and description are presented to the community members in correct format. Wants to ensure event participant's logistic preferences ( like seating, fooding and commutation ) are correctly captured and saved.</text:p>
        </text:list-item>
      </text:list>
      <text:p text:style-name="P3"/>
      <text:list xml:id="list39409891" text:continue-numbering="true" text:style-name="WW8Num2">
        <text:list-item>
          <text:p text:style-name="P4">Payment Authorization Service : Wants to receive digital authorization requests in the correct format and protocol. Want to accurately account for their payable and receivables. </text:p>
        </text:list-item>
      </text:list>
      <text:p text:style-name="P3"/>
      <text:list xml:id="list39423755" text:continue-numbering="true" text:style-name="WW8Num2">
        <text:list-item>
          <text:p text:style-name="P4">Other Community Members / Community Moderator : Want to ensure maximum participation of community members so that community can grow and flourish</text:p>
        </text:list-item>
      </text:list>
      <text:p text:style-name="P2"/>
      <text:p text:style-name="Standard"><text:span text:style-name="T2">Preconditions : </text:span><text:span text:style-name="T3">User is authenticated and authorized to see the the events of the community.</text:span></text:p>
      <text:p text:style-name="P2"/>
      <text:p text:style-name="Standard"><text:span text:style-name="T2">Success Guarantee ( or Post Conditions ) : </text:span><text:span text:style-name="T3">User is able to search for the event. He sees the description in marketing template. He is able to make payment, reserve his seat and save other preferences. Payment transactions happen successfully and are recorded.</text:span></text:p>
      <text:p text:style-name="P2"/>
      <text:p text:style-name="Standard"><text:span text:style-name="T2">Main Success Scenario (or Basic Flow ):</text:span></text:p>
      <text:list xml:id="list4600962829097946785" text:style-name="WW8Num4">
        <text:list-item>
          <text:p text:style-name="P5">User lands on the “Events” tab of anuacana web application</text:p>
        </text:list-item>
        <text:list-item>
          <text:p text:style-name="P5">User searches for the events based on date and community.</text:p>
        </text:list-item>
        <text:list-item>
          <text:p text:style-name="P5">User clicks in the searched community banner.</text:p>
        </text:list-item>
        <text:list-item>
          <text:p text:style-name="P5">System displays the details of the event in an event details window</text:p>
        </text:list-item>
        <text:list-item>
          <text:p text:style-name="P5">User click on “Reserve a seat” button in the events details window.</text:p>
        </text:list-item>
        <text:list-item>
          <text:p text:style-name="P5">System asks for his/her preferences like ( seating, fooding, communting)</text:p>
        </text:list-item>
        <text:list-item>
          <text:p text:style-name="P5">System presents an invoice with option to make the payment.</text:p>
        </text:list-item>
        <text:list-item>
          <text:p text:style-name="P5">User clicks on the make “payment button”</text:p>
        </text:list-item>
        <text:list-item>
          <text:p text:style-name="P5">System redirects the user to the payment gateway.</text:p>
        </text:list-item>
        <text:list-item>
          <text:p text:style-name="P5"><text:s/>User enters the payment details and makes the payment.</text:p>
        </text:list-item>
        <text:list-item>
          <text:p text:style-name="P5">System sends the confirmation on email / SMS based on user profile preferences.</text:p>
        </text:list-item>
        <text:list-item>
          <text:p text:style-name="P5">System re-directs the user back to the search screen.</text:p>
        </text:list-item>
      </text:list>
      <text:p text:style-name="P2"/>
      <text:p text:style-name="P2"/>
      <text:p text:style-name="P2"/>
      <text:p text:style-name="P2"><text:soft-page-break/></text:p>
      <text:p text:style-name="P2"/>
      <text:p text:style-name="P2"/>
      <text:p text:style-name="P2">Extensions ( or Alternative Flows ):</text:p>
      <text:p text:style-name="P3"><text:s text:c="5"/>*1. </text:p>
      <text:p text:style-name="P3"><text:tab/>a. By default events of the current week is shown to the user in the “Event” tab. The highlighted community is <text:s/>the default community set in the user preference.</text:p>
      <text:p text:style-name="P3"><text:tab/>b. The events for which user has already registered should appear as “reserved”.</text:p>
      <text:p text:style-name="P3"><text:s text:c="5"/></text:p>
      <text:p text:style-name="P3"><text:s text:c="5"/>*2.</text:p>
      <text:p text:style-name="P3"><text:tab/>a. User is able to do advanced search of events. He should be able to make a search based on date, venue, event leader, content etc</text:p>
      <text:p text:style-name="P3"/>
      <text:p text:style-name="P3"><text:s text:c="6"/>*12. </text:p>
      <text:p text:style-name="P3"><text:tab/>a. The event for which reservation has been made must appear as “reserved” on search screen.</text:p>
      <text:p text:style-name="P3"/>
      <text:p text:style-name="P2"/>
      <text:p text:style-name="P2">Special Requirements:</text:p>
      <text:list xml:id="list2218399749270870642" text:style-name="WW8Num5">
        <text:list-item>
          <text:p text:style-name="P6">Event details should be book mark-able.</text:p>
        </text:list-item>
      </text:list>
      <text:p text:style-name="P3"/>
      <text:list xml:id="list39408574" text:continue-numbering="true" text:style-name="WW8Num5">
        <text:list-item>
          <text:p text:style-name="P6">Secured protocol must be used while asking the payment details of the user</text:p>
        </text:list-item>
      </text:list>
      <text:p text:style-name="P8"/>
      <text:p text:style-name="P3"/>
      <text:list xml:id="list39405857" text:continue-numbering="true" text:style-name="WW8Num5">
        <text:list-item>
          <text:p text:style-name="P6">Logistic Details ( seating, fooding, communtation ) should be presented to the user in accordance with the marketing and sales templates.</text:p>
        </text:list-item>
      </text:list>
      <text:p text:style-name="P2"/>
      <text:list xml:id="list39416783" text:continue-numbering="true" text:style-name="WW8Num5">
        <text:list-item>
          <text:p text:style-name="P6">The usability and look and feel of payment gateways must consistent with the rest of the application.</text:p>
        </text:list-item>
      </text:list>
      <text:p text:style-name="P2"/>
      <text:p text:style-name="P2"/>
      <text:p text:style-name="P2">Technology and Data Variations List:</text:p>
      <text:p text:style-name="P2"/>
      <text:p text:style-name="Standard"><text:span text:style-name="T2">Frequency of Occurrence: </text:span><text:span text:style-name="T3">Could be nearly continuous.</text:span></text:p>
      <text:p text:style-name="P2"/>
      <text:p text:style-name="P2">Open Issues :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punctuation-wrap="simple" style:vertical-align="baseline"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font-name-complex="Arial"/>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100%" fo:margin-left="0.5in" fo:margin-right="0in" fo:text-indent="0in" style:auto-text-indent="false"/>
    </style:style>
    <style:style style:name="WW8Num1z0"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St1z0" style:family="text">
      <style:text-properties style:font-name="Symbol" style:font-name-complex="Symbol"/>
    </style:style>
    <style:style style:name="WW8NumSt2z0" style:family="text">
      <style:text-properties style:font-name="Symbol" style:font-name-complex="Symbol"/>
    </style:style>
    <style:style style:name="WW8NumSt3z0" style:family="text">
      <style:text-properties style:font-name="Symbol" style:font-name-complex="Symbol"/>
    </style:style>
    <style:style style:name="WW8NumSt4z0" style:family="text">
      <style:text-properties style:font-name="Symbol" style:font-name-complex="Symbol"/>
    </style:style>
    <style:style style:name="WW8NumSt5z0" style:family="text">
      <style:text-properties style:font-name="Symbol" style:font-name-complex="Symbol"/>
    </style:style>
    <style:style style:name="WW8NumSt6z0" style:family="text">
      <style:text-properties style:font-name="Symbol" style:font-name-complex="Symbol"/>
    </style:style>
    <style:style style:name="WW8NumSt7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vind Srivastava</meta:initial-creator>
    <meta:creation-date>2013-10-28T01:39:00</meta:creation-date>
    <dc:creator>Arvind Srivastava</dc:creator>
    <dc:date>2013-10-28T10:34:00</dc:date>
    <meta:editing-cycles>3</meta:editing-cycles>
    <meta:editing-duration>PT2M</meta:editing-duration>
    <meta:document-statistic meta:table-count="0" meta:image-count="0" meta:object-count="0" meta:page-count="2" meta:paragraph-count="41" meta:word-count="504" meta:character-count="3012"/>
    <meta:generator>OpenOffice/4.0.1$Win32 OpenOffice.org_project/401m5$Build-9714</meta:generator>
  </office:meta>
</office:document-meta>
</file>